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raining" table:style-name="ta1" table:print="false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>
            <text:p>Data from Weather Underground: <text:a xlink:href="http://www.wunderground.com/">www.wunderground.com</text:a> For Edinburgh Airport</text:p>
          </table:table-cell>
          <table:table-cell table:number-columns-repeated="13"/>
        </table:table-row>
        <table:table-row table:style-name="ro2">
          <table:table-cell table:style-name="Default" office:value-type="string">
            <text:p>Date</text:p>
          </table:table-cell>
          <table:table-cell office:value-type="string" table:number-columns-spanned="3" table:number-rows-spanned="1">
            <text:p>Temperature</text:p>
          </table:table-cell>
          <table:covered-table-cell table:number-columns-repeated="2"/>
          <table:table-cell office:value-type="string" table:number-columns-spanned="4" table:number-rows-spanned="1">
            <text:p>Moisture</text:p>
          </table:table-cell>
          <table:covered-table-cell table:number-columns-repeated="3"/>
          <table:table-cell office:value-type="string">
            <text:p>Pressure</text:p>
          </table:table-cell>
          <table:table-cell office:value-type="string" table:number-columns-spanned="3" table:number-rows-spanned="1">
            <text:p>Wind</text:p>
          </table:table-cell>
          <table:covered-table-cell table:number-columns-repeated="2"/>
          <table:table-cell office:value-type="string" table:number-columns-spanned="2" table:number-rows-spanned="1">
            <text:p>Other</text:p>
          </table:table-cell>
          <table:covered-table-cell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Mea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Dew Point</text:p>
          </table:table-cell>
          <table:table-cell office:value-type="string">
            <text:p>Average Humidity</text:p>
          </table:table-cell>
          <table:table-cell office:value-type="string">
            <text:p>max humidity</text:p>
          </table:table-cell>
          <table:table-cell office:value-type="string">
            <text:p>min humidity</text:p>
          </table:table-cell>
          <table:table-cell office:value-type="string">
            <text:p>sea level pressure</text:p>
          </table:table-cell>
          <table:table-cell office:value-type="string">
            <text:p>speed</text:p>
          </table:table-cell>
          <table:table-cell office:value-type="string">
            <text:p>max wind speed</text:p>
          </table:table-cell>
          <table:table-cell office:value-type="string">
            <text:p>max gust speed</text:p>
          </table:table-cell>
          <table:table-cell office:value-type="string">
            <text:p>Visibility</text:p>
          </table:table-cell>
          <table:table-cell office:value-type="string">
            <text:p>Events</text:p>
          </table:table-cell>
        </table:table-row>
        <table:table-row table:style-name="ro2">
          <table:table-cell office:value-type="date" office:date-value="2011-09-01">
            <text:p>01/09/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21.69">
            <text:p>1021.6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1-09-02">
            <text:p>02/09/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1022.06">
            <text:p>1022.0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09-03">
            <text:p>03/09/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021.15">
            <text:p>1021.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1-09-04">
            <text:p>04/09/1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1019.74">
            <text:p>1019.7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1-09-05">
            <text:p>05/09/1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1018.34">
            <text:p>1018.3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06">
            <text:p>06/09/1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1010.1">
            <text:p>1010.1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07">
            <text:p>07/09/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999.56">
            <text:p>999.56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9.3">
            <text:p>9.3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08">
            <text:p>08/09/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73">
            <text:p>73</text:p>
          </table:table-cell>
          <table:table-cell office:value-type="float" office:value="1003.21">
            <text:p>1003.2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1-09-09">
            <text:p>09/09/1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float" office:value="1010.2">
            <text:p>1010.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09-10">
            <text:p>10/09/1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1008.26">
            <text:p>1008.2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11">
            <text:p>11/09/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6.96">
            <text:p>1006.96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9.7">
            <text:p>9.7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12">
            <text:p>12/09/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1018.19">
            <text:p>1018.19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13">
            <text:p>13/09/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office:value-type="float" office:value="1010.83">
            <text:p>1010.83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9.4">
            <text:p>9.4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14">
            <text:p>14/09/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1003.41">
            <text:p>1003.4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15">
            <text:p>15/09/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1000.32">
            <text:p>1000.32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16">
            <text:p>16/09/1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1007.87">
            <text:p>1007.8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09-17">
            <text:p>17/09/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office:value-type="float" office:value="1014.5">
            <text:p>1014.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09-18">
            <text:p>18/09/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  <table:table-cell office:value-type="float" office:value="1014.15">
            <text:p>1014.1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09-19">
            <text:p>19/09/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6.29">
            <text:p>1006.2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20">
            <text:p>20/09/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float" office:value="1006.08">
            <text:p>1006.08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21">
            <text:p>21/09/1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15.02">
            <text:p>1015.0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1-09-22">
            <text:p>22/09/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009.69">
            <text:p>1009.6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23">
            <text:p>23/09/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5.08">
            <text:p>1005.0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24">
            <text:p>24/09/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1014.28">
            <text:p>1014.28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25">
            <text:p>25/09/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1019.93">
            <text:p>1019.9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09-26">
            <text:p>26/09/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1019.25">
            <text:p>1019.2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09-27">
            <text:p>27/09/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017.46">
            <text:p>1017.4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09-28">
            <text:p>28/09/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15.15">
            <text:p>1015.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29">
            <text:p>29/09/1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10.53">
            <text:p>1010.5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9-30">
            <text:p>30/09/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10.04">
            <text:p>1010.0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1-10-01">
            <text:p>01/10/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995.74">
            <text:p>995.7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02">
            <text:p>02/10/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998.13">
            <text:p>998.1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03">
            <text:p>03/10/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991.51">
            <text:p>991.5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04">
            <text:p>04/10/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992.64">
            <text:p>992.64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1-10-05">
            <text:p>05/10/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991.06">
            <text:p>991.0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06">
            <text:p>06/10/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  <table:table-cell office:value-type="float" office:value="998.04">
            <text:p>998.04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07">
            <text:p>07/10/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014.37">
            <text:p>1014.3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08">
            <text:p>08/10/1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19.5">
            <text:p>1019.5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09">
            <text:p>09/10/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22.17">
            <text:p>1022.1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10">
            <text:p>10/10/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1021.08">
            <text:p>1021.08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8.1">
            <text:p>8.1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11">
            <text:p>11/10/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24.36">
            <text:p>1024.3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12">
            <text:p>12/10/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023.71">
            <text:p>1023.7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.6">
            <text:p>9.6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13">
            <text:p>13/10/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23.26">
            <text:p>1023.2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14">
            <text:p>14/10/1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23.04">
            <text:p>1023.0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15">
            <text:p>15/10/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1019">
            <text:p>101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16">
            <text:p>16/10/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  <table:table-cell office:value-type="float" office:value="1024.3">
            <text:p>1024.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17">
            <text:p>17/10/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1020.52">
            <text:p>1020.52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18">
            <text:p>18/10/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1010.49">
            <text:p>1010.49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9.8">
            <text:p>9.8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19">
            <text:p>19/10/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10.98">
            <text:p>1010.9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20">
            <text:p>20/10/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1018.37">
            <text:p>1018.37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21">
            <text:p>21/10/1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13.43">
            <text:p>1013.4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22">
            <text:p>22/10/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6.77">
            <text:p>1006.77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23">
            <text:p>23/10/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1004.4">
            <text:p>1004.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24">
            <text:p>24/10/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18.52">
            <text:p>1018.5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25">
            <text:p>25/10/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1024.67">
            <text:p>1024.6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26">
            <text:p>26/10/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09.08">
            <text:p>1009.08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27">
            <text:p>27/10/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1003.12">
            <text:p>1003.12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28">
            <text:p>28/10/1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1002.25">
            <text:p>1002.2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10-29">
            <text:p>29/10/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985.02">
            <text:p>985.02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30">
            <text:p>30/10/1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988.9">
            <text:p>988.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10-31">
            <text:p>31/10/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2.96">
            <text:p>1002.9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1-01">
            <text:p>01/11/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1006.77">
            <text:p>1006.77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8.8">
            <text:p>8.8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1-02">
            <text:p>02/11/1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993.94">
            <text:p>993.94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03">
            <text:p>03/11/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1001.57">
            <text:p>1001.57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04">
            <text:p>04/11/1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04.46">
            <text:p>1004.46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05">
            <text:p>05/11/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11.44">
            <text:p>1011.4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06">
            <text:p>06/11/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015.19">
            <text:p>1015.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1-07">
            <text:p>07/11/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003.44">
            <text:p>1003.44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1-08">
            <text:p>08/11/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974.3">
            <text:p>974.3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09">
            <text:p>09/11/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991.38">
            <text:p>991.3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9.8">
            <text:p>9.8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10">
            <text:p>10/11/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  <table:table-cell office:value-type="float" office:value="997.31">
            <text:p>997.3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1-11">
            <text:p>11/11/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968.77">
            <text:p>968.7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9.6">
            <text:p>9.6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12">
            <text:p>12/11/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976.52">
            <text:p>976.52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13">
            <text:p>13/11/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985.23">
            <text:p>985.2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14">
            <text:p>14/11/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93.83">
            <text:p>993.8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15">
            <text:p>15/11/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010.11">
            <text:p>1010.1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1-16">
            <text:p>16/11/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014.9">
            <text:p>1014.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1-17">
            <text:p>17/11/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004.81">
            <text:p>1004.8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1-18">
            <text:p>18/11/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001.84">
            <text:p>1001.8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19">
            <text:p>19/11/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10.1">
            <text:p>1010.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1-20">
            <text:p>20/11/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1018.17">
            <text:p>1018.1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1-21">
            <text:p>21/11/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1018.27">
            <text:p>1018.2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22">
            <text:p>22/11/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16.58">
            <text:p>1016.5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1-23">
            <text:p>23/11/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14.65">
            <text:p>1014.6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1-24">
            <text:p>24/11/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1012.74">
            <text:p>1012.7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1-25">
            <text:p>25/11/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1012.75">
            <text:p>1012.7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1-26">
            <text:p>26/11/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7.89">
            <text:p>1007.8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1-27">
            <text:p>27/11/10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1009.96">
            <text:p>1009.96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1-28">
            <text:p>28/11/1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009.11">
            <text:p>1009.1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1-29">
            <text:p>29/11/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-1">
            <text:p>-1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18.37">
            <text:p>1018.37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1-30">
            <text:p>30/11/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-2">
            <text:p>-2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23.81">
            <text:p>1023.8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.6">
            <text:p>7.6</text:p>
          </table:table-cell>
          <table:table-cell office:value-type="string">
            <text:p>Snow</text:p>
          </table:table-cell>
        </table:table-row>
      </table:table>
      <table:table table:name="December" table:style-name="ta1" table:print="false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>
            <text:p>Data from Weather Underground: <text:a xlink:href="http://www.wunderground.com/">www.wunderground.com</text:a> For Edinburgh Airport</text:p>
          </table:table-cell>
          <table:table-cell table:number-columns-repeated="13"/>
        </table:table-row>
        <table:table-row table:style-name="ro2">
          <table:table-cell table:style-name="Default" office:value-type="string">
            <text:p>Date</text:p>
          </table:table-cell>
          <table:table-cell office:value-type="string" table:number-columns-spanned="3" table:number-rows-spanned="1">
            <text:p>Temperature</text:p>
          </table:table-cell>
          <table:covered-table-cell table:number-columns-repeated="2"/>
          <table:table-cell office:value-type="string" table:number-columns-spanned="4" table:number-rows-spanned="1">
            <text:p>Moisture</text:p>
          </table:table-cell>
          <table:covered-table-cell table:number-columns-repeated="3"/>
          <table:table-cell office:value-type="string">
            <text:p>Pressure</text:p>
          </table:table-cell>
          <table:table-cell office:value-type="string" table:number-columns-spanned="3" table:number-rows-spanned="1">
            <text:p>Wind</text:p>
          </table:table-cell>
          <table:covered-table-cell table:number-columns-repeated="2"/>
          <table:table-cell office:value-type="string" table:number-columns-spanned="2" table:number-rows-spanned="1">
            <text:p>Other</text:p>
          </table:table-cell>
          <table:covered-table-cell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Mea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Dew Point</text:p>
          </table:table-cell>
          <table:table-cell office:value-type="string">
            <text:p>Average Humidity</text:p>
          </table:table-cell>
          <table:table-cell office:value-type="string">
            <text:p>max humidity</text:p>
          </table:table-cell>
          <table:table-cell office:value-type="string">
            <text:p>min humidity</text:p>
          </table:table-cell>
          <table:table-cell office:value-type="string">
            <text:p>sea level pressure</text:p>
          </table:table-cell>
          <table:table-cell office:value-type="string">
            <text:p>speed</text:p>
          </table:table-cell>
          <table:table-cell office:value-type="string">
            <text:p>max wind speed</text:p>
          </table:table-cell>
          <table:table-cell office:value-type="string">
            <text:p>max gust speed</text:p>
          </table:table-cell>
          <table:table-cell office:value-type="string">
            <text:p>Visibility</text:p>
          </table:table-cell>
          <table:table-cell office:value-type="string">
            <text:p>Events</text:p>
          </table:table-cell>
        </table:table-row>
        <table:table-row table:style-name="ro2">
          <table:table-cell office:value-type="date" office:date-value="2010-12-01">
            <text:p>01/12/10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20.48">
            <text:p>1020.4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8.1">
            <text:p>8.1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2-02">
            <text:p>02/12/1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 office:value-type="float" office:value="-5">
            <text:p>-5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17.42">
            <text:p>1017.4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9.2">
            <text:p>9.2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2-03">
            <text:p>03/12/10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-7">
            <text:p>-7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4.26">
            <text:p>1004.2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2-04">
            <text:p>04/12/10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99.26">
            <text:p>999.2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2-05">
            <text:p>05/12/10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1003.89">
            <text:p>1003.8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2-06">
            <text:p>06/12/10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-3">
            <text:p>-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0.44">
            <text:p>1000.4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2-07">
            <text:p>07/12/10</text:p>
          </table:table-cell>
          <table:table-cell office:value-type="float" office:value="-12">
            <text:p>-12</text:p>
          </table:table-cell>
          <table:table-cell office:value-type="float" office:value="-7">
            <text:p>-7</text:p>
          </table:table-cell>
          <table:table-cell office:value-type="float" office:value="-16">
            <text:p>-16</text:p>
          </table:table-cell>
          <table:table-cell office:value-type="float" office:value="-13">
            <text:p>-1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8.16">
            <text:p>1008.1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2-08">
            <text:p>08/12/10</text:p>
          </table:table-cell>
          <table:table-cell office:value-type="float" office:value="-10">
            <text:p>-1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11">
            <text:p>-1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17.86">
            <text:p>1017.8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09">
            <text:p>09/12/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1026">
            <text:p>1026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10">
            <text:p>10/12/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1024.88">
            <text:p>1024.88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11">
            <text:p>11/12/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1023.5">
            <text:p>1023.5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12">
            <text:p>12/12/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-4">
            <text:p>-4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27.54">
            <text:p>1027.5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13">
            <text:p>13/12/1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30.27">
            <text:p>1030.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14">
            <text:p>14/12/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1036.67">
            <text:p>1036.6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2-15">
            <text:p>15/12/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1034.6">
            <text:p>1034.6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2-16">
            <text:p>16/12/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08.5">
            <text:p>1008.5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.6">
            <text:p>9.6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2-17">
            <text:p>17/12/10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994.87">
            <text:p>994.8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18">
            <text:p>18/12/10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994.87">
            <text:p>994.8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19">
            <text:p>19/12/1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98.09">
            <text:p>998.09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2-20">
            <text:p>20/12/10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office:value-type="float" office:value="-12">
            <text:p>-12</text:p>
          </table:table-cell>
          <table:table-cell office:value-type="float" office:value="-7">
            <text:p>-7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01.85">
            <text:p>1001.8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string">
            <text:p>Snow</text:p>
          </table:table-cell>
        </table:table-row>
        <table:table-row table:style-name="ro2">
          <table:table-cell office:value-type="date" office:date-value="2010-12-21">
            <text:p>21/12/1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10">
            <text:p>-1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6.51">
            <text:p>1006.5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2-22">
            <text:p>22/12/10</text:p>
          </table:table-cell>
          <table:table-cell office:value-type="float" office:value="-9">
            <text:p>-9</text:p>
          </table:table-cell>
          <table:table-cell office:value-type="float" office:value="-6">
            <text:p>-6</text:p>
          </table:table-cell>
          <table:table-cell office:value-type="float" office:value="-12">
            <text:p>-12</text:p>
          </table:table-cell>
          <table:table-cell office:value-type="float" office:value="-11">
            <text:p>-1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1013.15">
            <text:p>1013.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2-23">
            <text:p>23/12/10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office:value-type="float" office:value="-12">
            <text:p>-12</text:p>
          </table:table-cell>
          <table:table-cell office:value-type="float" office:value="-7">
            <text:p>-7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19.52">
            <text:p>1019.5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24">
            <text:p>24/12/10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  <table:table-cell office:value-type="float" office:value="-12">
            <text:p>-12</text:p>
          </table:table-cell>
          <table:table-cell office:value-type="float" office:value="-9">
            <text:p>-9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74">
            <text:p>74</text:p>
          </table:table-cell>
          <table:table-cell office:value-type="float" office:value="1023.15">
            <text:p>1023.1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25">
            <text:p>25/12/10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office:value-type="float" office:value="-12">
            <text:p>-12</text:p>
          </table:table-cell>
          <table:table-cell office:value-type="float" office:value="-3">
            <text:p>-3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25.4">
            <text:p>1025.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.4">
            <text:p>8.4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2-26">
            <text:p>26/12/10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21.07">
            <text:p>1021.0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0-12-27">
            <text:p>27/12/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1009.63">
            <text:p>1009.6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2-28">
            <text:p>28/12/10</text:p>
          </table:table-cell>
          <table:table-cell table:number-columns-repeated="4"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009.82">
            <text:p>1009.8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0-12-29">
            <text:p>29/12/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017.96">
            <text:p>1017.9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2-30">
            <text:p>30/12/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024.83">
            <text:p>1024.8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office:value-type="string">
            <text:p>Fog</text:p>
          </table:table-cell>
        </table:table-row>
        <table:table-row table:style-name="ro2">
          <table:table-cell office:value-type="date" office:date-value="2010-12-31">
            <text:p>31/12/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24.31">
            <text:p>1024.3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.6">
            <text:p>9.6</text:p>
          </table:table-cell>
          <table:table-cell office:value-type="string">
            <text:p>Fog</text:p>
          </table:table-cell>
        </table:table-row>
      </table:table>
      <table:table table:name="Jan" table:style-name="ta1" table:print="false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>
            <text:p>Data from Weather Underground: <text:a xlink:href="http://www.wunderground.com/">www.wunderground.com</text:a> For Edinburgh Airport</text:p>
          </table:table-cell>
          <table:table-cell table:number-columns-repeated="13"/>
        </table:table-row>
        <table:table-row table:style-name="ro2">
          <table:table-cell table:style-name="Default" office:value-type="string">
            <text:p>Date</text:p>
          </table:table-cell>
          <table:table-cell office:value-type="string" table:number-columns-spanned="3" table:number-rows-spanned="1">
            <text:p>Temperature</text:p>
          </table:table-cell>
          <table:covered-table-cell table:number-columns-repeated="2"/>
          <table:table-cell office:value-type="string" table:number-columns-spanned="4" table:number-rows-spanned="1">
            <text:p>Moisture</text:p>
          </table:table-cell>
          <table:covered-table-cell table:number-columns-repeated="3"/>
          <table:table-cell office:value-type="string">
            <text:p>Pressure</text:p>
          </table:table-cell>
          <table:table-cell office:value-type="string" table:number-columns-spanned="3" table:number-rows-spanned="1">
            <text:p>Wind</text:p>
          </table:table-cell>
          <table:covered-table-cell table:number-columns-repeated="2"/>
          <table:table-cell office:value-type="string" table:number-columns-spanned="2" table:number-rows-spanned="1">
            <text:p>Other</text:p>
          </table:table-cell>
          <table:covered-table-cell/>
        </table:table-row>
        <table:table-row table:style-name="ro2">
          <table:table-cell table:style-name="Default" office:value-type="string">
            <text:p>Date</text:p>
          </table:table-cell>
          <table:table-cell office:value-type="string">
            <text:p>Mea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Dew Point</text:p>
          </table:table-cell>
          <table:table-cell office:value-type="string">
            <text:p>Average Humidity</text:p>
          </table:table-cell>
          <table:table-cell office:value-type="string">
            <text:p>max humidity</text:p>
          </table:table-cell>
          <table:table-cell office:value-type="string">
            <text:p>min humidity</text:p>
          </table:table-cell>
          <table:table-cell office:value-type="string">
            <text:p>sea level pressure</text:p>
          </table:table-cell>
          <table:table-cell office:value-type="string">
            <text:p>speed</text:p>
          </table:table-cell>
          <table:table-cell office:value-type="string">
            <text:p>max wind speed</text:p>
          </table:table-cell>
          <table:table-cell office:value-type="string">
            <text:p>max gust speed</text:p>
          </table:table-cell>
          <table:table-cell office:value-type="string">
            <text:p>Visibility</text:p>
          </table:table-cell>
          <table:table-cell office:value-type="string">
            <text:p>Events</text:p>
          </table:table-cell>
        </table:table-row>
        <table:table-row table:style-name="ro2">
          <table:table-cell office:value-type="date" office:date-value="2011-01-01">
            <text:p>01/01/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26.94">
            <text:p>1026.9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01-02">
            <text:p>02/01/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029.47">
            <text:p>1029.4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date" office:date-value="2011-01-03">
            <text:p>03/01/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1018.75">
            <text:p>1018.75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1-04">
            <text:p>04/01/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999.46">
            <text:p>999.46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  <table:table-row table:style-name="ro2">
          <table:table-cell office:value-type="date" office:date-value="2011-01-05">
            <text:p>05/01/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989.19">
            <text:p>989.1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string">
            <text:p>Rai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2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Braude</meta:initial-creator>
    <meta:creation-date>2011-01-19T17:05:07.80</meta:creation-date>
    <dc:date>2011-02-23T12:36:25</dc:date>
    <dc:creator>David Braude</dc:creator>
    <meta:editing-duration>PT46H18M44S</meta:editing-duration>
    <meta:editing-cycles>86</meta:editing-cycles>
    <meta:generator>OpenOffice.org/3.2$Linux OpenOffice.org_project/320m12$Build-9483</meta:generator>
    <meta:document-statistic meta:table-count="3" meta:cell-count="1841" meta:object-count="0"/>
  </office:meta>
</office:document-meta>
</file>